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sans1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Verdana" svg:font-family="Verdana" style:font-pitch="variable"/>
    <style:font-face style:name="Bitstream Vera Serif" svg:font-family="'Bitstream Vera Serif'" style:font-family-generic="roman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>
      <style:paragraph-properties fo:text-align="center" style:justify-single-word="false"/>
      <style:text-properties style:font-name="Verdana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 style:list-style-name="L1">
      <style:text-properties style:font-name="Verdana"/>
    </style:style>
    <style:style style:name="Sect1" style:family="section">
      <style:section-properties text:dont-balance-text-columns="false" style:editable="false">
        <style:columns fo:column-count="2">
          <style:column style:rel-width="4950*" fo:start-indent="0in" fo:end-indent="0in"/>
          <style:column style:rel-width="3690*" fo:start-indent="0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5250*" fo:start-indent="0in" fo:end-indent="0in"/>
          <style:column style:rel-width="3390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TATEA TEHNICĂ CLUJ-NAPOCA</text:p>
      <text:p text:style-name="P1">FACULTATEA DE AUTOMATICĂ ŞI CALCULATOARE</text:p>
      <text:p text:style-name="P1">SECŢIA CALCULATOARE</text:p>
      <text:p text:style-name="P1"/>
      <text:p text:style-name="P1"/>
      <text:section text:style-name="Sect1" text:name="Section2">
        <text:p text:style-name="P1">VIZAT DECAN</text:p>
        <text:p text:style-name="P1"/>
        <text:p text:style-name="P1">Prof.Dr.Ing. Sergiu NEDEVSCHI <text:s text:c="40"/></text:p>
        <text:p text:style-name="P1">VIZAT ŞEF CATEDRĂ</text:p>
        <text:p text:style-name="P1"/>
        <text:p text:style-name="P1">Prof.Dr.Ing. Kalman PUSZTAI</text:p>
      </text:section>
      <text:p text:style-name="P1"/>
      <text:p text:style-name="P1"/>
      <text:p text:style-name="P1"/>
      <text:p text:style-name="P1"/>
      <text:p text:style-name="P1"/>
      <text:p text:style-name="P1"><text:s/></text:p>
      <text:p text:style-name="P2">Editare Colaborativă Asincronă de Text</text:p>
      <text:p text:style-name="P1"/>
      <text:p text:style-name="P1"/>
      <text:p text:style-name="P1"/>
      <text:p text:style-name="P1"/>
      <text:p text:style-name="P1">Absolvent: DUMITRIU BOGDAN</text:p>
      <text:p text:style-name="P1"/>
      <text:p text:style-name="P1"/>
      <text:list xml:id="list38161837" text:style-name="L1">
        <text:list-item>
          <text:p text:style-name="P3">CONŢINUTUL PROIECTULUI:</text:p>
          <text:list>
            <text:list-item>
              <text:p text:style-name="P3">Introducere</text:p>
            </text:list-item>
            <text:list-item>
              <text:p text:style-name="P3">Fundamente şi motivare</text:p>
            </text:list-item>
            <text:list-item>
              <text:p text:style-name="P3">Concepte de bază în editarea asincronă</text:p>
            </text:list-item>
            <text:list-item>
              <text:p text:style-name="P3">Aspecte legate de combinarea bazată pe operaţii</text:p>
            </text:list-item>
            <text:list-item>
              <text:p text:style-name="P3">Algoritm de editare asincronă</text:p>
            </text:list-item>
            <text:list-item>
              <text:p text:style-name="P3">Aspecte de proiectare</text:p>
            </text:list-item>
            <text:list-item>
              <text:p text:style-name="P3">Dezvoltări ulterioare şi concluzii</text:p>
            </text:list-item>
          </text:list>
        </text:list-item>
      </text:list>
      <text:p text:style-name="P1"/>
      <text:list xml:id="list38164669" text:continue-numbering="true" text:style-name="L1">
        <text:list-item>
          <text:p text:style-name="P3">LOCUL DOCUMENTAŢIEI: Eidgenössische Technische Hochschule Zürich</text:p>
          <text:p text:style-name="P3"/>
        </text:list-item>
        <text:list-item>
          <text:p text:style-name="P3">CONSULTANŢI: Claudia Ignat</text:p>
          <text:p text:style-name="P3"/>
        </text:list-item>
        <text:list-item>
          <text:p text:style-name="P3">DATA EMITERII TEMEI: februarie 2004</text:p>
          <text:p text:style-name="P3"/>
        </text:list-item>
        <text:list-item>
          <text:p text:style-name="P3">TERMEN DE PREDARE: 30 mai 2004</text:p>
        </text:list-item>
      </text:list>
      <text:p text:style-name="P1"/>
      <text:p text:style-name="P1"/>
      <text:section text:style-name="Sect2" text:name="Section1">
        <text:p text:style-name="P1">CONDUCATOR DE PROIECT</text:p>
        <text:p text:style-name="P1">Prof.Dr.Ing. Iosif IGNAT <text:s text:c="19"/></text:p>
        <text:p text:style-name="P1">SEMNATURA ABSOLVENT <text:s text:c="27"/>Bogdan DUMITRIU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sans1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Verdana" svg:font-family="Verdana" style:font-pitch="variable"/>
    <style:font-face style:name="Bitstream Vera Serif" svg:font-family="'Bitstream Vera Serif'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erif" fo:font-size="12pt" fo:language="en" fo:country="US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4-06-15T14:37:11</meta:creation-date>
    <dc:date>2004-06-15T15:12:09</dc:date>
    <meta:print-date>2004-06-15T15:03:27</meta:print-date>
    <dc:language>en-US</dc:language>
    <meta:editing-cycles>5</meta:editing-cycles>
    <meta:editing-duration>PT27M34S</meta:editing-duration>
    <meta:document-statistic meta:table-count="0" meta:image-count="0" meta:object-count="0" meta:page-count="1" meta:paragraph-count="25" meta:word-count="101" meta:character-count="813"/>
    <meta:user-defined meta:name="Info 1"/>
    <meta:user-defined meta:name="Info 2"/>
    <meta:user-defined meta:name="Info 3"/>
    <meta:user-defined meta:name="Info 4"/>
  </office:meta>
</office:document-meta>
</file>